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F80000002918B0B7BC75AACBF6.png" manifest:media-type="image/png"/>
  <manifest:file-entry manifest:full-path="Pictures/10000201000002F800000038954E89FC6253B4D3.png" manifest:media-type="image/png"/>
  <manifest:file-entry manifest:full-path="Pictures/10000201000002F40000002905387AEC07DA52CC.png" manifest:media-type="image/png"/>
  <manifest:file-entry manifest:full-path="Pictures/10000201000002F4000000477E88D4191797104B.png" manifest:media-type="image/png"/>
  <manifest:file-entry manifest:full-path="Pictures/10000201000002F400000047C6CC3C2B4E5C7986.png" manifest:media-type="image/png"/>
  <manifest:file-entry manifest:full-path="Pictures/10000201000002F4000000268038CEAAD876F1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7.243cm" fo:min-width="20.64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553cm" fo:min-width="20.64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9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0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0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0.91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1.0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1.1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2.5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1.61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01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.9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3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.1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.5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05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1.05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3.06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4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0pt" style:font-size-asian="18pt" style:font-weight-asian="normal" style:font-size-complex="18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0pt" style:font-size-asian="18pt" style:font-weight-asian="normal" style:font-size-complex="18pt"/>
    </style:style>
    <style:style style:name="T1" style:family="text">
      <style:text-properties fo:font-size="10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149cm" svg:height="7.493cm" svg:x="0.238cm" svg:y="7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149cm" svg:height="5.803cm" svg:x="0.238cm" svg:y="0.53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9.589cm" svg:height="1.838cm" svg:x="0.924cm" svg:y="16.737cm">
          <draw:image xlink:href="Pictures/10000201000002F400000047C6CC3C2B4E5C7986.png" xlink:type="simple" xlink:show="embed" xlink:actuate="onLoad">
            <text:p/>
          </draw:image>
        </draw:frame>
        <draw:frame draw:style-name="gr3" draw:text-style-name="P2" draw:layer="layout" svg:width="19.589cm" svg:height="0.983cm" svg:x="0.924cm" svg:y="15.664cm">
          <draw:image xlink:href="Pictures/10000201000002F4000000268038CEAAD876F17F.png" xlink:type="simple" xlink:show="embed" xlink:actuate="onLoad">
            <text:p/>
          </draw:image>
        </draw:frame>
        <draw:frame draw:style-name="gr3" draw:text-style-name="P2" draw:layer="layout" svg:width="19.589cm" svg:height="1.06cm" svg:x="0.924cm" svg:y="19.526cm">
          <draw:image xlink:href="Pictures/10000201000002F40000002905387AEC07DA52CC.png" xlink:type="simple" xlink:show="embed" xlink:actuate="onLoad">
            <text:p/>
          </draw:image>
        </draw:frame>
        <draw:frame draw:style-name="gr3" draw:text-style-name="P2" draw:layer="layout" svg:width="19.589cm" svg:height="1.838cm" svg:x="0.924cm" svg:y="20.737cm">
          <draw:image xlink:href="Pictures/10000201000002F4000000477E88D4191797104B.png" xlink:type="simple" xlink:show="embed" xlink:actuate="onLoad">
            <text:p/>
          </draw:image>
        </draw:frame>
        <draw:frame draw:style-name="gr4" draw:text-style-name="P4" draw:layer="layout" svg:width="1.416cm" svg:height="1.039cm" svg:x="4.875cm" svg:y="18.53cm">
          <draw:text-box>
            <text:p text:style-name="P3"><text:span text:style-name="T1">Song/</text:span></text:p>
            <text:p text:style-name="P3"><text:span text:style-name="T1">Live</text:span></text:p>
          </draw:text-box>
        </draw:frame>
        <draw:frame draw:style-name="gr5" draw:text-style-name="P4" draw:layer="layout" svg:width="1.552cm" svg:height="1.039cm" svg:x="5.987cm" svg:y="18.549cm">
          <draw:text-box>
            <text:p text:style-name="P3"><text:span text:style-name="T1">Toggle</text:span></text:p>
            <text:p text:style-name="P3"><text:span text:style-name="T1">Tracks</text:span></text:p>
          </draw:text-box>
        </draw:frame>
        <draw:frame draw:style-name="gr6" draw:text-style-name="P4" draw:layer="layout" svg:width="1.535cm" svg:height="1.039cm" svg:x="7.262cm" svg:y="18.58cm">
          <draw:text-box>
            <text:p text:style-name="P3"><text:span text:style-name="T1">Toggle</text:span></text:p>
            <text:p text:style-name="P3"><text:span text:style-name="T1">Menu</text:span></text:p>
          </draw:text-box>
        </draw:frame>
        <draw:frame draw:style-name="gr3" draw:text-style-name="P2" draw:layer="layout" svg:width="20.104cm" svg:height="1.48cm" svg:x="0.581cm" svg:y="1.759cm">
          <draw:image xlink:href="Pictures/10000201000002F800000038954E89FC6253B4D3.png" xlink:type="simple" xlink:show="embed" xlink:actuate="onLoad">
            <text:p/>
          </draw:image>
        </draw:frame>
        <draw:frame draw:style-name="gr7" draw:text-style-name="P4" xml:id="id1" draw:id="id1" draw:layer="layout" svg:width="1.416cm" svg:height="1.229cm" svg:x="4.675cm" svg:y="4.431cm">
          <draw:text-box>
            <text:p text:style-name="P3"><text:span text:style-name="T1">Song</text:span></text:p>
            <text:p text:style-name="P3"><text:span text:style-name="T1">vs</text:span></text:p>
            <text:p text:style-name="P3"><text:span text:style-name="T1">Live</text:span></text:p>
          </draw:text-box>
        </draw:frame>
        <draw:frame draw:style-name="gr8" draw:text-style-name="P6" draw:layer="layout" svg:width="1.649cm" svg:height="1.229cm" svg:x="5.887cm" svg:y="4.45cm">
          <draw:text-box>
            <text:p text:style-name="P5"><text:span text:style-name="T1">Toggle</text:span></text:p>
            <text:p text:style-name="P5"><text:span text:style-name="T1">Playing</text:span></text:p>
            <text:p text:style-name="P5"><text:span text:style-name="T1">Tracks</text:span></text:p>
          </draw:text-box>
        </draw:frame>
        <draw:frame draw:style-name="gr9" draw:text-style-name="P4" draw:layer="layout" svg:width="1.67cm" svg:height="1.229cm" svg:x="7.262cm" svg:y="4.481cm">
          <draw:text-box>
            <text:p text:style-name="P3"><text:span text:style-name="T1">Toggle</text:span></text:p>
            <text:p text:style-name="P3"><text:span text:style-name="T1">Menu</text:span></text:p>
          </draw:text-box>
        </draw:frame>
        <draw:connector draw:style-name="gr10" draw:text-style-name="P2" draw:layer="layout" svg:x1="5.383cm" svg:y1="4.431cm" svg:x2="5.379cm" svg:y2="3.368cm" draw:start-shape="id1" draw:start-glue-point="0" svg:d="M5383 4431v-781h-4v-282" svg:viewBox="0 0 5 1064">
          <text:p/>
        </draw:connector>
        <draw:connector draw:style-name="gr10" draw:text-style-name="P2" draw:layer="layout" svg:x1="6.686cm" svg:y1="4.432cm" svg:x2="6.682cm" svg:y2="3.369cm" svg:d="M6686 4432v-781h-4v-282" svg:viewBox="0 0 5 1064">
          <text:p/>
        </draw:connector>
        <draw:connector draw:style-name="gr10" draw:text-style-name="P2" draw:layer="layout" svg:x1="8.086cm" svg:y1="4.432cm" svg:x2="8.082cm" svg:y2="3.369cm" svg:d="M8086 4432v-781h-4v-282" svg:viewBox="0 0 5 1064">
          <text:p/>
        </draw:connector>
        <draw:connector draw:style-name="gr10" draw:text-style-name="P2" draw:layer="layout" svg:x1="9.286cm" svg:y1="4.432cm" svg:x2="9.282cm" svg:y2="3.369cm" svg:d="M9286 4432v-781h-4v-282" svg:viewBox="0 0 5 1064">
          <text:p/>
        </draw:connector>
        <draw:frame draw:style-name="gr11" draw:text-style-name="P4" draw:layer="layout" svg:width="3.084cm" svg:height="1.555cm" svg:x="8.662cm" svg:y="4.482cm">
          <draw:text-box>
            <text:p text:style-name="P3"><text:span text:style-name="T1">ALSA, JACK,</text:span></text:p>
            <text:p text:style-name="P3"><text:span text:style-name="T1">JACK Transport,</text:span></text:p>
            <text:p text:style-name="P3"><text:span text:style-name="T1">JACK Transport</text:span></text:p>
            <text:p text:style-name="P3"><text:span text:style-name="T1">Master</text:span></text:p>
          </draw:text-box>
        </draw:frame>
        <draw:frame draw:style-name="gr12" draw:text-style-name="P4" draw:layer="layout" svg:width="2.775cm" svg:height="1.039cm" svg:x="11.662cm" svg:y="4.582cm">
          <draw:text-box>
            <text:p text:style-name="P3"><text:span text:style-name="T1">Bar:Beat:Ticks</text:span></text:p>
          </draw:text-box>
        </draw:frame>
        <draw:connector draw:style-name="gr10" draw:text-style-name="P2" draw:layer="layout" svg:x1="12.589cm" svg:y1="4.433cm" svg:x2="12.585cm" svg:y2="3.37cm" svg:d="M12589 4433v-781h-4v-282" svg:viewBox="0 0 5 1064">
          <text:p/>
        </draw:connector>
        <draw:frame draw:style-name="gr13" draw:text-style-name="P4" draw:layer="layout" svg:width="2.119cm" svg:height="1.229cm" svg:x="14.763cm" svg:y="4.583cm">
          <draw:text-box>
            <text:p text:style-name="P3"><text:span text:style-name="T1">Main Time</text:span></text:p>
            <text:p text:style-name="P3"><text:span text:style-name="T1">Progress</text:span></text:p>
            <text:p text:style-name="P3"><text:span text:style-name="T1">Bar</text:span></text:p>
          </draw:text-box>
        </draw:frame>
        <draw:frame draw:style-name="gr6" draw:text-style-name="P4" draw:layer="layout" svg:width="1.535cm" svg:height="1.039cm" svg:x="17.264cm" svg:y="4.584cm">
          <draw:text-box>
            <text:p text:style-name="P3"><text:span text:style-name="T1">“</text:span><text:span text:style-name="T1">Pill”</text:span></text:p>
          </draw:text-box>
        </draw:frame>
        <draw:connector draw:style-name="gr10" draw:text-style-name="P2" draw:layer="layout" svg:x1="15.992cm" svg:y1="4.434cm" svg:x2="15.988cm" svg:y2="3.371cm" svg:d="M15992 4434v-781h-4v-282" svg:viewBox="0 0 5 1064">
          <text:p/>
        </draw:connector>
        <draw:connector draw:style-name="gr10" draw:text-style-name="P2" draw:layer="layout" svg:x1="17.895cm" svg:y1="4.435cm" svg:x2="17.891cm" svg:y2="3.372cm" svg:d="M17895 4435v-781h-4v-282" svg:viewBox="0 0 5 1064">
          <text:p/>
        </draw:connector>
        <draw:frame draw:style-name="gr3" draw:text-style-name="P2" draw:layer="layout" svg:width="20.104cm" svg:height="1.083cm" svg:x="0.761cm" svg:y="9.793cm">
          <draw:image xlink:href="Pictures/10000201000002F80000002918B0B7BC75AACBF6.png" xlink:type="simple" xlink:show="embed" xlink:actuate="onLoad">
            <text:p/>
          </draw:image>
        </draw:frame>
        <draw:frame draw:style-name="gr14" draw:text-style-name="P4" xml:id="id2" draw:id="id2" draw:layer="layout" svg:width="1.514cm" svg:height="1.039cm" svg:x="0.575cm" svg:y="12.578cm">
          <draw:text-box>
            <text:p text:style-name="P3"><text:span text:style-name="T1">Panic</text:span></text:p>
            <text:p text:style-name="P3"><text:span text:style-name="T1">Button</text:span></text:p>
          </draw:text-box>
        </draw:frame>
        <draw:connector draw:style-name="gr10" draw:text-style-name="P2" draw:layer="layout" svg:x1="1.332cm" svg:y1="12.578cm" svg:x2="1.357cm" svg:y2="11.169cm" draw:start-shape="id2" draw:start-glue-point="0" svg:d="M1332 12578v-954h25v-455" svg:viewBox="0 0 26 1410">
          <text:p/>
        </draw:connector>
        <draw:frame draw:style-name="gr9" draw:text-style-name="P4" draw:layer="layout" svg:width="1.67cm" svg:height="1.229cm" svg:x="1.375cm" svg:y="7.44cm">
          <draw:text-box>
            <text:p text:style-name="P3"><text:span text:style-name="T1">Stop</text:span></text:p>
            <text:p text:style-name="P3"><text:span text:style-name="T1">&amp;</text:span></text:p>
            <text:p text:style-name="P3"><text:span text:style-name="T1">Rewind</text:span></text:p>
          </draw:text-box>
        </draw:frame>
        <draw:connector draw:style-name="gr10" draw:text-style-name="P2" draw:layer="layout" svg:x1="2.189cm" svg:y1="8.569cm" svg:x2="2.185cm" svg:y2="9.632cm" svg:d="M2189 8569v532h-4v531" svg:viewBox="0 0 5 1064">
          <text:p/>
        </draw:connector>
        <draw:frame draw:style-name="gr15" draw:text-style-name="P4" xml:id="id3" draw:id="id3" draw:layer="layout" svg:width="1.497cm" svg:height="1.432cm" svg:x="2.175cm" svg:y="12.381cm">
          <draw:text-box>
            <text:p text:style-name="P3"><text:span text:style-name="T1">Play</text:span></text:p>
            <text:p text:style-name="P3"><text:span text:style-name="T1">&amp;</text:span></text:p>
            <text:p text:style-name="P3"><text:span text:style-name="T1">Pause</text:span></text:p>
          </draw:text-box>
        </draw:frame>
        <draw:connector draw:style-name="gr10" draw:text-style-name="P2" draw:layer="layout" svg:x1="2.923cm" svg:y1="12.381cm" svg:x2="2.954cm" svg:y2="11.17cm" draw:start-shape="id3" draw:start-glue-point="0" svg:d="M2923 12381v-855h31v-356" svg:viewBox="0 0 32 1212">
          <text:p/>
        </draw:connector>
        <draw:frame draw:style-name="gr16" draw:text-style-name="P4" draw:layer="layout" svg:width="1.637cm" svg:height="1.039cm" svg:x="2.875cm" svg:y="7.535cm">
          <draw:text-box>
            <text:p text:style-name="P3"><text:span text:style-name="T1">Song</text:span></text:p>
            <text:p text:style-name="P3"><text:span text:style-name="T1">Record</text:span></text:p>
          </draw:text-box>
        </draw:frame>
        <draw:connector draw:style-name="gr10" draw:text-style-name="P2" draw:layer="layout" svg:x1="3.689cm" svg:y1="8.57cm" svg:x2="3.685cm" svg:y2="9.633cm" svg:d="M3689 8570v532h-4v531" svg:viewBox="0 0 5 1064">
          <text:p/>
        </draw:connector>
        <draw:frame draw:style-name="gr17" draw:text-style-name="P4" xml:id="id4" draw:id="id4" draw:layer="layout" svg:width="1.637cm" svg:height="1.432cm" svg:x="3.476cm" svg:y="12.381cm">
          <draw:text-box>
            <text:p text:style-name="P3"><text:span text:style-name="T1">Song</text:span></text:p>
            <text:p text:style-name="P3"><text:span text:style-name="T1">Record</text:span></text:p>
            <text:p text:style-name="P3"><text:span text:style-name="T1">Snap</text:span></text:p>
          </draw:text-box>
        </draw:frame>
        <draw:connector draw:style-name="gr10" draw:text-style-name="P2" draw:layer="layout" svg:x1="4.294cm" svg:y1="12.381cm" svg:x2="4.275cm" svg:y2="11.17cm" draw:start-shape="id4" draw:start-glue-point="0" svg:d="M4294 12381v-855h-19v-356" svg:viewBox="0 0 20 1212">
          <text:p/>
        </draw:connector>
        <draw:frame draw:style-name="gr8" draw:text-style-name="P4" draw:layer="layout" svg:width="1.552cm" svg:height="1.229cm" svg:x="5.576cm" svg:y="7.44cm">
          <draw:text-box>
            <text:p text:style-name="P3"><text:span text:style-name="T1">Beats</text:span></text:p>
            <text:p text:style-name="P3"><text:span text:style-name="T1">Per</text:span></text:p>
            <text:p text:style-name="P3"><text:span text:style-name="T1">Minute</text:span></text:p>
          </draw:text-box>
        </draw:frame>
        <draw:connector draw:style-name="gr10" draw:text-style-name="P2" draw:layer="layout" svg:x1="6.39cm" svg:y1="8.571cm" svg:x2="6.386cm" svg:y2="9.634cm" svg:d="M6390 8571v532h-4v531" svg:viewBox="0 0 5 1064">
          <text:p/>
        </draw:connector>
        <draw:frame draw:style-name="gr18" draw:text-style-name="P4" xml:id="id5" draw:id="id5" draw:layer="layout" svg:width="2.064cm" svg:height="1.432cm" svg:x="6.176cm" svg:y="12.381cm">
          <draw:text-box>
            <text:p text:style-name="P3"><text:span text:style-name="T1">Tap Beats</text:span></text:p>
            <text:p text:style-name="P3"><text:span text:style-name="T1">Per</text:span></text:p>
            <text:p text:style-name="P3"><text:span text:style-name="T1">Minute</text:span></text:p>
          </draw:text-box>
        </draw:frame>
        <draw:connector draw:style-name="gr10" draw:text-style-name="P2" draw:layer="layout" draw:type="line" svg:x1="7.208cm" svg:y1="12.381cm" svg:x2="7.755cm" svg:y2="11.17cm" draw:start-shape="id5" draw:start-glue-point="0" svg:d="M7208 12381l547-1211" svg:viewBox="0 0 548 1212">
          <text:p/>
        </draw:connector>
        <draw:frame draw:style-name="gr19" draw:text-style-name="P4" draw:layer="layout" svg:width="1.556cm" svg:height="1.039cm" svg:x="7.676cm" svg:y="7.535cm">
          <draw:text-box>
            <text:p text:style-name="P3"><text:span text:style-name="T1">Log</text:span></text:p>
            <text:p text:style-name="P3"><text:span text:style-name="T1">Tempo</text:span></text:p>
          </draw:text-box>
        </draw:frame>
        <draw:connector draw:style-name="gr10" draw:text-style-name="P2" draw:layer="layout" svg:x1="8.49cm" svg:y1="8.572cm" svg:x2="8.486cm" svg:y2="9.635cm" svg:d="M8490 8572v532h-4v531" svg:viewBox="0 0 5 1064">
          <text:p/>
        </draw:connector>
        <draw:frame draw:style-name="gr17" draw:text-style-name="P4" draw:layer="layout" svg:width="1.637cm" svg:height="1.432cm" svg:x="8.376cm" svg:y="12.381cm">
          <draw:text-box>
            <text:p text:style-name="P3"><text:span text:style-name="T1">Record</text:span></text:p>
            <text:p text:style-name="P3"><text:span text:style-name="T1">Tempo</text:span></text:p>
          </draw:text-box>
        </draw:frame>
        <draw:line draw:style-name="gr10" draw:text-style-name="P2" draw:layer="layout" svg:x1="9.128cm" svg:y1="12.43cm" svg:x2="8.493cm" svg:y2="11.16cm">
          <text:p/>
        </draw:line>
        <draw:frame draw:style-name="gr20" draw:text-style-name="P4" draw:layer="layout" svg:width="1.556cm" svg:height="1.229cm" svg:x="8.876cm" svg:y="7.44cm">
          <draw:text-box>
            <text:p text:style-name="P3"><text:span text:style-name="T1">Keep</text:span></text:p>
            <text:p text:style-name="P3"><text:span text:style-name="T1">Queue</text:span></text:p>
            <text:p text:style-name="P3"><text:span text:style-name="T1">Status</text:span></text:p>
          </draw:text-box>
        </draw:frame>
        <draw:line draw:style-name="gr10" draw:text-style-name="P2" draw:layer="layout" svg:x1="9.636cm" svg:y1="8.62cm" svg:x2="9.128cm" svg:y2="9.509cm">
          <text:p/>
        </draw:line>
        <draw:frame draw:style-name="gr21" draw:text-style-name="P4" draw:layer="layout" svg:width="3.563cm" svg:height="0.636cm" svg:x="11.976cm" svg:y="9.138cm">
          <draw:text-box>
            <text:p text:style-name="P3"><text:span text:style-name="T1">Pattern name/notes</text:span></text:p>
          </draw:text-box>
        </draw:frame>
        <draw:frame draw:style-name="gr22" draw:text-style-name="P4" draw:layer="layout" svg:width="1.941cm" svg:height="1.039cm" svg:x="17.576cm" svg:y="7.535cm">
          <draw:text-box>
            <text:p text:style-name="P3"><text:span text:style-name="T1">Set</text:span></text:p>
            <text:p text:style-name="P3"><text:span text:style-name="T1">Selection</text:span></text:p>
          </draw:text-box>
        </draw:frame>
        <draw:connector draw:style-name="gr10" draw:text-style-name="P2" draw:layer="layout" svg:x1="18.588cm" svg:y1="8.572cm" svg:x2="18.584cm" svg:y2="9.635cm" svg:d="M18588 8572v532h-4v531" svg:viewBox="0 0 5 1064">
          <text:p/>
        </draw:connector>
        <draw:frame draw:style-name="gr15" draw:text-style-name="P4" xml:id="id6" draw:id="id6" draw:layer="layout" svg:width="1.497cm" svg:height="1.432cm" svg:x="19.277cm" svg:y="12.381cm">
          <draw:text-box>
            <text:p text:style-name="P3"><text:span text:style-name="T1">Song</text:span></text:p>
            <text:p text:style-name="P3"><text:span text:style-name="T1">Editor</text:span></text:p>
            <text:p text:style-name="P3"><text:span text:style-name="T1">(main)</text:span></text:p>
          </draw:text-box>
        </draw:frame>
        <draw:connector draw:style-name="gr10" draw:text-style-name="P2" draw:layer="layout" svg:x1="20.025cm" svg:y1="12.381cm" svg:x2="20.076cm" svg:y2="11.17cm" draw:start-shape="id6" draw:start-glue-point="0" svg:d="M20025 12381v-855h51v-356" svg:viewBox="0 0 52 12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20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1T06:15:40.249519582</meta:creation-date>
    <dc:date>2017-11-26T16:46:35.842953783</dc:date>
    <meta:editing-duration>PT2H26M3S</meta:editing-duration>
    <meta:editing-cycles>23</meta:editing-cycles>
    <meta:generator>LibreOffice/5.4.3.2$Linux_X86_64 LibreOffice_project/40m0$Build-2</meta:generator>
    <meta:document-statistic meta:object-count="50"/>
  </office:meta>
</office:document-meta>
</file>